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#dddddd" fo:padding="0.097cm" fo:border="0.05pt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4.794cm"/>
    </style:style>
    <style:style style:name="Table2.C" style:family="table-column">
      <style:table-column-properties style:column-width="4.251cm"/>
    </style:style>
    <style:style style:name="Table2.D" style:family="table-column">
      <style:table-column-properties style:column-width="4.263cm"/>
    </style:style>
    <style:style style:name="Table2.1" style:family="table-row">
      <style:table-row-properties style:min-row-height="0.688cm"/>
    </style:style>
    <style:style style:name="Table2.A1" style:family="table-cell">
      <style:table-cell-properties fo:background-color="#eeeeee" style:writing-mode="page">
        <style:background-image/>
      </style:table-cell-properties>
    </style:style>
    <style:style style:name="Table2.D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fo:padding="0cm" fo:border="none"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fo:padding="0cm" fo:border="none"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D4" style:family="table-cell">
      <style:table-cell-properties fo:padding="0cm" fo:border="none"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2.D5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794cm"/>
    </style:style>
    <style:style style:name="Table4.A1" style:family="table-cell">
      <style:table-cell-properties fo:background-color="#dddddd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dddddd" fo:padding="0.097cm" fo:border="0.05pt solid #000000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059802" officeooo:paragraph-rsid="00059802"/>
    </style:style>
    <style:style style:name="P2" style:family="paragraph" style:parent-style-name="Standard">
      <style:text-properties fo:font-weight="bold" officeooo:rsid="0009de22" officeooo:paragraph-rsid="0009de22" style:font-weight-asian="bold" style:font-weight-complex="bold"/>
    </style:style>
    <style:style style:name="P3" style:family="paragraph" style:parent-style-name="Standard">
      <style:text-properties fo:font-weight="bold" officeooo:rsid="000b1612" officeooo:paragraph-rsid="000b1612" style:font-weight-asian="bold" style:font-weight-complex="bold"/>
    </style:style>
    <style:style style:name="P4" style:family="paragraph" style:parent-style-name="Standard">
      <style:text-properties officeooo:rsid="0008cfca" officeooo:paragraph-rsid="00059802"/>
    </style:style>
    <style:style style:name="P5" style:family="paragraph" style:parent-style-name="Standard">
      <style:text-properties officeooo:rsid="0008cfca" officeooo:paragraph-rsid="0008cfca"/>
    </style:style>
    <style:style style:name="P6" style:family="paragraph" style:parent-style-name="Standard">
      <style:text-properties officeooo:rsid="0009de22" officeooo:paragraph-rsid="0009de22"/>
    </style:style>
    <style:style style:name="P7" style:family="paragraph" style:parent-style-name="Standard">
      <style:text-properties officeooo:rsid="000b1612" officeooo:paragraph-rsid="000b1612"/>
    </style:style>
    <style:style style:name="P8" style:family="paragraph" style:parent-style-name="Standard">
      <style:text-properties officeooo:rsid="000f6788" officeooo:paragraph-rsid="000f6788"/>
    </style:style>
    <style:style style:name="P9" style:family="paragraph" style:parent-style-name="Standard">
      <style:text-properties fo:font-size="13pt" fo:font-weight="bold" officeooo:rsid="000f6788" officeooo:paragraph-rsid="000f6788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59802" officeooo:paragraph-rsid="0005980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b1612" officeooo:paragraph-rsid="000b1612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8cfca" officeooo:paragraph-rsid="0008cfca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1c82f0" officeooo:paragraph-rsid="001c82f0"/>
    </style:style>
    <style:style style:name="P14" style:family="paragraph" style:parent-style-name="Table_20_Contents">
      <style:paragraph-properties style:line-height-at-least="0.6cm" fo:text-align="start" style:justify-single-word="false"/>
      <style:text-properties officeooo:rsid="0005d3cf" officeooo:paragraph-rsid="0005d3cf"/>
    </style:style>
    <style:style style:name="P15" style:family="paragraph" style:parent-style-name="Table_20_Contents">
      <style:paragraph-properties fo:line-height="115%" fo:text-align="start" style:justify-single-word="false"/>
      <style:text-properties fo:font-size="13pt" officeooo:rsid="0005d3cf" officeooo:paragraph-rsid="0005d3cf" style:font-size-asian="13pt" style:font-size-complex="13pt"/>
    </style:style>
    <style:style style:name="P16" style:family="paragraph" style:parent-style-name="Table_20_Contents">
      <style:paragraph-properties fo:margin-left="1.251cm" fo:margin-right="0cm" style:line-height-at-least="0.6cm" fo:text-align="start" style:justify-single-word="false" fo:text-indent="0cm" style:auto-text-indent="false"/>
      <style:text-properties officeooo:rsid="0005d3cf" officeooo:paragraph-rsid="0005d3cf"/>
    </style:style>
    <style:style style:name="P17" style:family="paragraph" style:parent-style-name="Table_20_Contents">
      <style:paragraph-properties fo:margin-left="1.251cm" fo:margin-right="0cm" fo:line-height="115%" fo:text-align="start" style:justify-single-word="false" fo:text-indent="0cm" style:auto-text-indent="false"/>
      <style:text-properties fo:font-size="13pt" officeooo:rsid="0005d3cf" officeooo:paragraph-rsid="0005d3cf" style:font-size-asian="13pt" style:font-size-complex="13pt"/>
    </style:style>
    <style:style style:name="P18" style:family="paragraph" style:parent-style-name="Standard" style:list-style-name="L1">
      <style:text-properties officeooo:rsid="0008cfca" officeooo:paragraph-rsid="0008cfca"/>
    </style:style>
    <style:style style:name="P19" style:family="paragraph" style:parent-style-name="Standard" style:list-style-name="L1">
      <style:text-properties officeooo:rsid="000f6788" officeooo:paragraph-rsid="000f6788"/>
    </style:style>
    <style:style style:name="P20" style:family="paragraph" style:parent-style-name="Standard" style:list-style-name="L2">
      <style:text-properties officeooo:rsid="0009de22" officeooo:paragraph-rsid="0009de22"/>
    </style:style>
    <style:style style:name="P21" style:family="paragraph" style:parent-style-name="Standard" style:list-style-name="L2">
      <style:text-properties officeooo:rsid="0009de22" officeooo:paragraph-rsid="00341359"/>
    </style:style>
    <style:style style:name="P22" style:family="paragraph" style:parent-style-name="Standard">
      <style:text-properties officeooo:rsid="0009de22" officeooo:paragraph-rsid="0009de22"/>
    </style:style>
    <style:style style:name="P23" style:family="paragraph" style:parent-style-name="Standard" style:list-style-name="L2">
      <style:text-properties officeooo:rsid="00341359" officeooo:paragraph-rsid="00341359"/>
    </style:style>
    <style:style style:name="P24" style:family="paragraph" style:parent-style-name="Standard">
      <style:text-properties fo:font-weight="bold" officeooo:rsid="00341359" officeooo:paragraph-rsid="00341359" style:font-weight-asian="bold" style:font-weight-complex="bold"/>
    </style:style>
    <style:style style:name="P25" style:family="paragraph" style:parent-style-name="Table_20_Contents">
      <style:paragraph-properties fo:margin-left="1.251cm" fo:margin-right="0cm" fo:line-height="115%" fo:text-align="start" style:justify-single-word="false" fo:text-indent="0cm" style:auto-text-indent="false"/>
      <style:text-properties fo:font-size="13pt" officeooo:rsid="00341359" officeooo:paragraph-rsid="00341359" style:font-size-asian="13pt" style:font-size-complex="13pt"/>
    </style:style>
    <style:style style:name="P26" style:family="paragraph" style:parent-style-name="Table_20_Contents">
      <style:paragraph-properties fo:margin-left="1.251cm" fo:margin-right="0cm" style:line-height-at-least="0.6cm" fo:text-align="start" style:justify-single-word="false" fo:text-indent="0cm" style:auto-text-indent="false"/>
      <style:text-properties officeooo:rsid="0005d3cf" officeooo:paragraph-rsid="0005d3cf"/>
    </style:style>
    <style:style style:name="T1" style:family="text">
      <style:text-properties officeooo:rsid="0005d3cf"/>
    </style:style>
    <style:style style:name="T2" style:family="text">
      <style:text-properties officeooo:rsid="000b16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4645"/>
    </style:style>
    <style:style style:name="T5" style:family="text">
      <style:text-properties officeooo:rsid="004cf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HRADDHA</text:p>
      <text:p text:style-name="P13">Address: Gopukodi House,Barimar,Bantwal.DK</text:p>
      <text:p text:style-name="P1">Email: <text:a xlink:type="simple" xlink:href="mailto:bangerashraddha8@gmail.com" text:style-name="Internet_20_link" text:visited-style-name="Visited_20_Internet_20_Link">bangerashraddha8@gmail.com</text:a></text:p>
      <text:p text:style-name="P1"><text:span text:style-name="T1">C</text:span>ontact: 7090736385</text:p>
      <text:p text:style-name="P1"/>
      <table:table table:name="Table7" table:style-name="Table7">
        <table:table-column table:style-name="Table7.A"/>
        <table:table-row table:style-name="TableLine94565195282784">
          <table:table-cell table:style-name="Table7.A1" office:value-type="string">
            <text:p text:style-name="P9">Objectives</text:p>
          </table:table-cell>
        </table:table-row>
      </table:table>
      <text:p text:style-name="P8">To serve an organization that hand me an opportunity to utilize my interpersonal and technical skills and recognize my failures to explore new avenues of software development those providing me with a <text:span text:style-name="T4">platform to work toward the companies goal.</text:span> <text:s/></text:p>
      <text:p text:style-name="P1"/>
      <table:table table:name="Table1" table:style-name="Table1">
        <table:table-column table:style-name="Table1.A"/>
        <table:table-row table:style-name="TableLine94565195335904">
          <table:table-cell table:style-name="Table1.A1" office:value-type="string">
            <text:p text:style-name="P10">Qualificatio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Course</text:p>
          </table:table-cell>
          <table:table-cell table:style-name="Table2.A1" office:value-type="string">
            <text:p text:style-name="P15">University/Board</text:p>
          </table:table-cell>
          <table:table-cell table:style-name="Table2.A1" office:value-type="string">
            <text:p text:style-name="P25">Passed Year</text:p>
          </table:table-cell>
          <table:table-cell table:style-name="Table2.D1" office:value-type="string">
            <text:p text:style-name="P17">Marks(%)/Grade</text:p>
          </table:table-cell>
        </table:table-row>
        <table:table-row table:style-name="TableLine94565195352848">
          <table:table-cell table:style-name="Table2.A4" office:value-type="string">
            <text:p text:style-name="P16">MCA</text:p>
          </table:table-cell>
          <table:table-cell table:style-name="Table2.B2" office:value-type="string">
            <text:p text:style-name="P14">VCET College,Puttur</text:p>
          </table:table-cell>
          <table:table-cell table:style-name="Table2.C2" office:value-type="string">
            <text:p text:style-name="P16"/>
          </table:table-cell>
          <table:table-cell table:style-name="Table2.D2" office:value-type="string">
            <text:p text:style-name="P16">persuing</text:p>
          </table:table-cell>
        </table:table-row>
        <table:table-row table:style-name="TableLine94565195355040">
          <table:table-cell table:style-name="Table2.A3" office:value-type="string">
            <text:p text:style-name="P16">BCA</text:p>
          </table:table-cell>
          <table:table-cell table:style-name="Table2.B3" office:value-type="string">
            <text:p text:style-name="P14">SDM Degree College,Ujire</text:p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>69.45</text:p>
          </table:table-cell>
        </table:table-row>
        <table:table-row table:style-name="TableLine94565195357280">
          <table:table-cell table:style-name="Table2.A4" office:value-type="string">
            <text:p text:style-name="P16">PUC</text:p>
          </table:table-cell>
          <table:table-cell table:style-name="Table2.B4" office:value-type="string">
            <text:p text:style-name="P14">SDM PU College,Ujire</text:p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>83.65</text:p>
          </table:table-cell>
        </table:table-row>
        <table:table-row table:style-name="TableLine94565195359232">
          <table:table-cell table:style-name="Table2.A5" office:value-type="string">
            <text:p text:style-name="P16">SSLC</text:p>
          </table:table-cell>
          <table:table-cell table:style-name="Table2.B5" office:value-type="string">
            <text:p text:style-name="P14">Karnataka Secondary Board</text:p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>88.32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row table:style-name="TableLine94565195362528">
          <table:table-cell table:style-name="Table3.A1" office:value-type="string">
            <text:p text:style-name="P11">Experience</text:p>
          </table:table-cell>
        </table:table-row>
      </table:table>
      <text:p text:style-name="P7"><text:span text:style-name="T3">Job Role</text:span><text:tab/>:<text:tab/>Web Application Developer</text:p>
      <text:p text:style-name="P7"><text:span text:style-name="T3">Year/Month</text:span><text:tab/>:<text:tab/>10 months</text:p>
      <text:p text:style-name="P7"><text:span text:style-name="T3">Location</text:span><text:tab/>:<text:tab/>Aptra Technologies Pvt.Limited, Adyar,Mangalore</text:p>
      <text:p text:style-name="P7"/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Skills</text:p>
          </table:table-cell>
        </table:table-row>
      </table:table>
      <text:list xml:id="list1808757448" text:style-name="L1">
        <text:list-item>
          <text:p text:style-name="P18">HTML,CSS</text:p>
        </text:list-item>
        <text:list-item>
          <text:p text:style-name="P18">PHP,Cake PHP</text:p>
        </text:list-item>
        <text:list-item>
          <text:p text:style-name="P18">Laravel</text:p>
        </text:list-item>
        <text:list-item>
          <text:p text:style-name="P19">Database</text:p>
        </text:list-item>
      </text:list>
      <text:p text:style-name="P5"/>
      <text:p text:style-name="P5"/>
      <table:table table:name="Table5" table:style-name="Table5">
        <table:table-column table:style-name="Table5.A"/>
        <table:table-row table:style-name="TableLine94565195375360">
          <table:table-cell table:style-name="Table5.A1" office:value-type="string">
            <text:p text:style-name="P2">Academic Projects:</text:p>
          </table:table-cell>
        </table:table-row>
      </table:table>
      <text:list xml:id="list1320130395" text:style-name="L2">
        <text:list-item>
          <text:p text:style-name="P20">I have done project on the title “Botany Department Management” in PHP.</text:p>
        </text:list-item>
        <text:list-item>
          <text:p text:style-name="P20">I have done Mini Project <text:span text:style-name="T5">on CRUD Operation </text:span><text:span text:style-name="T2">in laravel.</text:span></text:p>
        </text:list-item>
        <text:list-item>
          <text:p text:style-name="P20"/>
        </text:list-item>
      </text:list>
      <text:p text:style-name="P6"/>
      <table:table table:name="Table8" table:style-name="Table8">
        <table:table-column table:style-name="Table8.A"/>
        <table:table-row table:style-name="TableLine94565196663728">
          <table:table-cell table:style-name="Table8.A1" office:value-type="string">
            <text:p text:style-name="P24">Certificates</text:p>
          </table:table-cell>
        </table:table-row>
      </table:table>
      <text:list xml:id="list135448036795670" text:continue-numbering="true" text:style-name="L2">
        <text:list-item>
          <text:p text:style-name="P21">I have also attended the workshop based on Mobile Application Development.</text:p>
        </text:list-item>
        <text:list-item>
          <text:p text:style-name="P21">I have also attended the webinar conducted in the college for Artificial Intelligence. <text:s/></text:p>
        </text:list-item>
        <text:list-item>
          <text:p text:style-name="P23">Had been attended the training sessions regarding aptidute and mysql oracle.</text:p>
        </text:list-item>
      </text:list>
      <text:p text:style-name="P6"/>
      <table:table table:name="Table6" table:style-name="Table6">
        <table:table-column table:style-name="Table6.A"/>
        <table:table-row table:style-name="TableLine94565195416416">
          <table:table-cell table:style-name="Table6.A1" office:value-type="string">
            <text:p text:style-name="P3">Personal Information</text:p>
          </table:table-cell>
        </table:table-row>
      </table:table>
      <text:p text:style-name="P7"><text:span text:style-name="T3">Language</text:span> <text:tab/>: <text:tab/>Kannada,English,Tulu,Hindi</text:p>
      <text:p text:style-name="P7"><text:span text:style-name="T3">Nationality</text:span><text:tab/>:<text:tab/>Indian</text:p>
      <text:p text:style-name="P7"><text:span text:style-name="T3">Hobbies</text:span><text:tab/>:<text:tab/>Pencil Sketch and Mandala art</text:p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8:25.954472859</meta:creation-date>
    <dc:date>2022-07-15T13:54:45.468667979</dc:date>
    <meta:editing-duration>PT20M51S</meta:editing-duration>
    <meta:editing-cycles>10</meta:editing-cycles>
    <meta:generator>LibreOffice/6.4.7.2$Linux_X86_64 LibreOffice_project/40$Build-2</meta:generator>
    <meta:document-statistic meta:table-count="8" meta:image-count="0" meta:object-count="0" meta:page-count="2" meta:paragraph-count="44" meta:word-count="181" meta:character-count="1230" meta:non-whitespace-character-count="1096"/>
  </office:meta>
</office:document-meta>
</file>